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2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1.9839in"/>
    </style:style>
    <style:style style:name="co4" style:family="table-column">
      <style:table-column-properties fo:break-before="auto" style:column-width="3.7811in"/>
    </style:style>
    <style:style style:name="co5" style:family="table-column">
      <style:table-column-properties fo:break-before="auto" style:column-width="0.9807in"/>
    </style:style>
    <style:style style:name="co6" style:family="table-column">
      <style:table-column-properties fo:break-before="auto" style:column-width="0.6835in"/>
    </style:style>
    <style:style style:name="co7" style:family="table-column">
      <style:table-column-properties fo:break-before="auto" style:column-width="1.0917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2.1827in"/>
    </style:style>
    <style:style style:name="co11" style:family="table-column">
      <style:table-column-properties fo:break-before="auto" style:column-width="1.113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802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5102in" fo:break-before="auto" style:use-optimal-row-height="false"/>
    </style:style>
    <style:style style:name="ro6" style:family="table-row">
      <style:table-row-properties style:row-height="1.5311in" fo:break-before="auto" style:use-optimal-row-height="false"/>
    </style:style>
    <style:style style:name="ro7" style:family="table-row">
      <style:table-row-properties style:row-height="1.1043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PageStyle_5f_questionnaire_20_techniqu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fo:background-color="#d6e3bc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45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46in solid #000000" fo:background-color="#d6e3bc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fo:background-color="#eaf1dd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wrap" fo:border-left="none" style:direction="ltr" fo:border-right="0.0008in solid #000000" style:rotation-angle="45" style:rotation-align="bottom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value-type" style:repeat-content="false" fo:wrap-option="wrap" fo:border="0.0008in solid #000000" style:direction="ltr" style:rotation-angle="45" style:rotation-align="bottom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estionnaire techniqu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number-columns-repeated="2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8" table:number-columns-repeated="2" table:default-cell-style-name="Excel_20_Built-in_20_Normal"/>
        <table:table-column table:style-name="co11" table:number-columns-repeated="1007" table:default-cell-style-name="Excel_20_Built-in_20_Normal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" office:value-type="string" table:number-columns-spanned="6" table:number-rows-spanned="1">
            <text:p>Questionnaire technique <text:span text:style-name="T1">/ Technical </text:span><text:span text:style-name="T1">Question</text:span></text:p>
          </table:table-cell>
          <table:covered-table-cell table:number-columns-repeated="4" table:style-name="ce14"/>
          <table:covered-table-cell table:style-name="ce30"/>
          <table:table-cell table:style-name="ce1"/>
          <table:table-cell table:style-name="ce12" table:number-columns-repeated="9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3" table:number-columns-spanned="6" table:number-rows-spanned="1"/>
          <table:covered-table-cell table:number-columns-repeated="5" table:style-name="ce15"/>
          <table:table-cell table:style-name="ce1"/>
          <table:table-cell table:style-name="ce12" table:number-columns-repeated="9"/>
          <table:table-cell table:style-name="ce1" table:number-columns-repeated="9"/>
          <table:table-cell table:number-columns-repeated="998"/>
        </table:table-row>
        <table:table-row table:style-name="ro4">
          <table:table-cell table:style-name="ce1"/>
          <table:table-cell table:style-name="ce4" office:value-type="string">
            <text:p><text:span text:style-name="T2">Nom</text:span><text:span text:style-name="T1"> / Name</text:span></text:p>
          </table:table-cell>
          <table:table-cell table:style-name="ce16" office:value-type="string">
            <text:p><text:span text:style-name="T2">Nom d'équipe</text:span><text:span text:style-name="T1"> / Team</text:span></text:p>
          </table:table-cell>
          <table:table-cell table:style-name="ce21" table:number-columns-spanned="4" table:number-rows-spanned="1"/>
          <table:covered-table-cell table:number-columns-repeated="2" table:style-name="ce26"/>
          <table:covered-table-cell table:style-name="ce31"/>
          <table:table-cell table:style-name="ce1"/>
          <table:table-cell table:style-name="ce12" table:number-columns-repeated="9"/>
          <table:table-cell table:style-name="ce1" table:number-columns-repeated="9"/>
          <table:table-cell table:number-columns-repeated="998"/>
        </table:table-row>
        <table:table-row table:style-name="ro5">
          <table:table-cell table:style-name="ce1"/>
          <table:table-cell table:style-name="ce5" table:number-columns-repeated="6"/>
          <table:table-cell table:style-name="ce1"/>
          <table:table-cell table:style-name="ce12" table:number-columns-repeated="9"/>
          <table:table-cell table:style-name="ce1" table:number-columns-repeated="9"/>
          <table:table-cell table:number-columns-repeated="998"/>
        </table:table-row>
        <table:table-row table:style-name="ro6">
          <table:table-cell table:style-name="ce1"/>
          <table:table-cell table:style-name="ce6" table:number-columns-repeated="2"/>
          <table:table-cell table:style-name="ce22" office:value-type="string">
            <text:p><text:span text:style-name="T4">REPONSE / </text:span><text:span text:style-name="T4">DESCRIPTION </text:span><text:span text:style-name="T4">COMPLETE <text:s/></text:span><text:span text:style-name="T3"><text:s text:c="11"/></text:span><text:span text:style-name="T3">ANSWER / </text:span><text:span text:style-name="T3">COMPLETE </text:span><text:span text:style-name="T3">DESCRIPTION</text:span><text:span text:style-name="T4">REPO</text:span><text:span text:style-name="T4">NSE / DESCRIPTION </text:span><text:span text:style-name="T4">COMPLETE <text:s/></text:span><text:span text:style-name="T3"><text:s text:c="11"/></text:span><text:span text:style-name="T3">ANSWER / </text:span><text:span text:style-name="T3">COMPLETE </text:span><text:span text:style-name="T3">DESCRIPTION</text:span></text:p>
          </table:table-cell>
          <table:table-cell table:style-name="ce27" office:value-type="string">
            <text:p><text:span text:style-name="T2">période de </text:span><text:span text:style-name="T2">conception prévue</text:span><text:span text:style-name="T1"> / </text:span><text:span text:style-name="T1">planned design </text:span><text:span text:style-name="T1">period</text:span><text:span text:style-name="T2">période de </text:span><text:span text:style-name="T2">conception prévue</text:span><text:span text:style-name="T1"> / </text:span><text:span text:style-name="T1">planned design period</text:span></text:p>
          </table:table-cell>
          <table:table-cell table:style-name="ce27" office:value-type="string">
            <text:p><text:span text:style-name="T2">période de </text:span><text:span text:style-name="T2">réalisation prévue</text:span><text:span text:style-name="T1"> / </text:span><text:span text:style-name="T1">planned construction </text:span><text:span text:style-name="T1">period</text:span><text:span text:style-name="T2">période de </text:span><text:span text:style-name="T2">réalisation prévue</text:span><text:span text:style-name="T1"> / </text:span><text:span text:style-name="T1">planned construction </text:span><text:span text:style-name="T1">period</text:span></text:p>
          </table:table-cell>
          <table:table-cell table:style-name="ce27" office:value-type="string">
            <text:p><text:span text:style-name="T2">période de test </text:span><text:span text:style-name="T2">prévue , distance </text:span><text:span text:style-name="T2">parcourue </text:span><text:span text:style-name="T1">/ planned </text:span><text:span text:style-name="T1">test period, distance </text:span><text:span text:style-name="T1">traveled</text:span><text:span text:style-name="T2">période de </text:span><text:span text:style-name="T2">test prévue , distance </text:span><text:span text:style-name="T2">parcourue </text:span><text:span text:style-name="T1">/ planned </text:span><text:span text:style-name="T1">test period, distance </text:span><text:span text:style-name="T1">traveled</text:span>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Type de vélo</text:span><text:span text:style-name="T1"> / Bike </text:span><text:span text:style-name="T1">type</text:span><text:span text:style-name="T2">Type de vélo</text:span><text:span text:style-name="T1"> / </text:span><text:span text:style-name="T1">Bike type</text:span></text:p>
          </table:table-cell>
          <table:table-cell table:style-name="ce17" office:value-type="string">
            <text:p>trike, couché, droit, tandem, etc.</text:p>
          </table:table-cell>
          <table:table-cell table:style-name="ce23" office:value-type="string">
            <text:p>Tandem trike</text:p>
          </table:table-cell>
          <table:table-cell table:style-name="ce28" office:value-type="string">
            <text:p>Nov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Remorque</text:span><text:span text:style-name="T1"> / </text:span><text:span text:style-name="T1">Trailer</text:span><text:span text:style-name="T2">Remorque</text:span><text:span text:style-name="T1"> / </text:span><text:span text:style-name="T1">Trailer</text:span></text:p>
          </table:table-cell>
          <table:table-cell table:style-name="ce17" office:value-type="string">
            <text:p>oui, non / nbre de roue / structure, etc.</text:p>
          </table:table-cell>
          <table:table-cell table:style-name="ce24" office:value-type="string">
            <text:p>No</text:p>
          </table:table-cell>
          <table:table-cell table:style-name="ce29" table:number-columns-repeated="3"/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Largeur maximale </text:span><text:span text:style-name="T1">/ </text:span><text:span text:style-name="T1">Maximum </text:span><text:span text:style-name="T1">width</text:span><text:span text:style-name="T2">Largeur </text:span><text:span text:style-name="T2">maximale </text:span><text:span text:style-name="T1">/ Maximum </text:span><text:span text:style-name="T1">width</text:span></text:p>
          </table:table-cell>
          <table:table-cell table:style-name="ce17" office:value-type="string">
            <text:p>99 cm MAXI / largeur guidon, remorque, structure, etc.</text:p>
          </table:table-cell>
          <table:table-cell table:style-name="ce24" office:value-type="string">
            <text:p>98 cm, without solar panels the maximum width of the tandem trike is 78 cm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Nb de roues </text:span><text:span text:style-name="T2">freinées</text:span><text:span text:style-name="T1"> / Number of </text:span><text:span text:style-name="T1">wheels fitted with </text:span><text:span text:style-name="T1">brakes</text:span><text:span text:style-name="T2">Nb de roues </text:span><text:span text:style-name="T2">freinées</text:span><text:span text:style-name="T1"> / Number of </text:span><text:span text:style-name="T1">wheels fitted with </text:span><text:span text:style-name="T1">brakes</text:span></text:p>
          </table:table-cell>
          <table:table-cell table:style-name="ce17"/>
          <table:table-cell table:style-name="ce24" office:value-type="float" office:value="3">
            <text:p>3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8" office:value-type="string">
            <text:p><text:span text:style-name="T2">Type de freins</text:span><text:span text:style-name="T1"> / </text:span><text:span text:style-name="T1">Brakes type</text:span><text:span text:style-name="T2">Type de </text:span><text:span text:style-name="T2">freins</text:span><text:span text:style-name="T1"> / Brakes type</text:span></text:p>
          </table:table-cell>
          <table:table-cell table:style-name="ce18" office:value-type="string">
            <text:p>Disques, <text:s/>patins / hydrolique, mécanique / avant arrière, remorque / etc.</text:p>
          </table:table-cell>
          <table:table-cell table:style-name="ce24" office:value-type="string">
            <text:p>Mixed V-break (rear brake) and disc brakes on both front wheels. This might be changed in the futur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Nb de rétroviseurs</text:span><text:span text:style-name="T1"> / </text:span><text:span text:style-name="T1">Number of mirrors </text:span><text:span text:style-name="T2">Nb </text:span><text:span text:style-name="T2">de rétroviseurs</text:span><text:span text:style-name="T1"> / </text:span><text:span text:style-name="T1">Number of mirrors </text:span></text:p>
          </table:table-cell>
          <table:table-cell table:style-name="ce17"/>
          <table:table-cell table:style-name="ce24" office:value-type="string">
            <text:p>At least one for the front rider, maybe one for the rear rider as well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Eclairage</text:span><text:span text:style-name="T1"> / </text:span><text:span text:style-name="T1">Lighting</text:span><text:span text:style-name="T2">Eclairage</text:span><text:span text:style-name="T1"> / </text:span><text:span text:style-name="T1">Lighting</text:span></text:p>
          </table:table-cell>
          <table:table-cell table:style-name="ce17" office:value-type="string">
            <text:p>Avant, arrière / complémentaires / type</text:p>
          </table:table-cell>
          <table:table-cell table:style-name="ce24" office:value-type="string">
            <text:p>This will be communicated in a later stag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Transmission du </text:span><text:span text:style-name="T2">vélo</text:span><text:span text:style-name="T1"> / Bike </text:span><text:span text:style-name="T1">transmission</text:span><text:span text:style-name="T2">Transmis</text:span><text:span text:style-name="T2">sion du vélo</text:span><text:span text:style-name="T1"> / Bike </text:span><text:span text:style-name="T1">transmission</text:span></text:p>
          </table:table-cell>
          <table:table-cell table:style-name="ce17" office:value-type="string">
            <text:p>Dérailleurs, Rolhoff, Nexus, Alfine, Nu Vinci, etc.</text:p>
          </table:table-cell>
          <table:table-cell table:style-name="ce24" office:value-type="string">
            <text:p>This will be communicated in a later stag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Nombre de moteur</text:span><text:span text:style-name="T1"> / </text:span><text:span text:style-name="T1">Number of motors </text:span><text:span text:style-name="T2">Nombre de moteur</text:span><text:span text:style-name="T1"> / </text:span><text:span text:style-name="T1">Number of motors </text:span></text:p>
          </table:table-cell>
          <table:table-cell table:style-name="ce17"/>
          <table:table-cell table:style-name="ce24" office:value-type="float" office:value="2">
            <text:p>2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Type de moteur</text:span><text:span text:style-name="T1"> / </text:span><text:span text:style-name="T1">Motors type</text:span><text:span text:style-name="T2">Type de </text:span><text:span text:style-name="T2">moteur</text:span><text:span text:style-name="T1"> / Motors type</text:span></text:p>
          </table:table-cell>
          <table:table-cell table:style-name="ce17" office:value-type="string">
            <text:p>Moteur moyeu réducté, non réducté, Moteur pédalier, etc. </text:p>
          </table:table-cell>
          <table:table-cell table:style-name="ce24" office:value-type="string">
            <text:p>For now a Baku hub motor, this might be changed in the futur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Marque des </text:span><text:span text:style-name="T2">moteurs</text:span><text:span text:style-name="T1"> / Motors </text:span><text:span text:style-name="T1">manufacturer or </text:span><text:span text:style-name="T1">supplier</text:span><text:span text:style-name="T2">Marque des </text:span><text:span text:style-name="T2">moteurs</text:span><text:span text:style-name="T1"> / Motors </text:span><text:span text:style-name="T1">manufacturer or </text:span><text:span text:style-name="T1">supplier</text:span></text:p>
          </table:table-cell>
          <table:table-cell table:style-name="ce17"/>
          <table:table-cell table:style-name="ce24" office:value-type="string">
            <text:p>Baku/Bafang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Contrôle du moteur</text:span><text:span text:style-name="T3"> / </text:span><text:span text:style-name="T3">Motor control </text:span><text:span text:style-name="T3">system</text:span><text:span text:style-name="T2">Contrôle du </text:span><text:span text:style-name="T2">moteur</text:span><text:span text:style-name="T3"> / Motor control </text:span><text:span text:style-name="T3">system</text:span></text:p>
          </table:table-cell>
          <table:table-cell table:style-name="ce17" office:value-type="string">
            <text:p>Accelerateur à main, Capteur de pédalage, Système livré avec moteur, etc.</text:p>
          </table:table-cell>
          <table:table-cell table:style-name="ce24" office:value-type="string">
            <text:p>This will be communicated in a later stage. We are considering the phaserunner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Nombre de batterie</text:span><text:span text:style-name="T3"> / </text:span><text:span text:style-name="T3">Batteries number </text:span><text:span text:style-name="T2">Nombre de batterie</text:span><text:span text:style-name="T3"> / </text:span><text:span text:style-name="T3">Batteries number </text:span></text:p>
          </table:table-cell>
          <table:table-cell table:style-name="ce17"/>
          <table:table-cell table:style-name="ce24" office:value-type="float" office:value="1">
            <text:p>1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Tension nominale </text:span><text:span text:style-name="T2">des batteries</text:span><text:span text:style-name="T3"> / </text:span><text:span text:style-name="T3">Batteries nominal </text:span><text:span text:style-name="T3">voltage</text:span><text:span text:style-name="T2">Tension </text:span><text:span text:style-name="T2">nominale des </text:span><text:span text:style-name="T2">batteries</text:span><text:span text:style-name="T3"> / Batteries </text:span><text:span text:style-name="T3">nominal voltage</text:span></text:p>
          </table:table-cell>
          <table:table-cell table:style-name="ce17" office:value-type="string">
            <text:p>(Volt)</text:p>
          </table:table-cell>
          <table:table-cell table:style-name="ce24" office:value-type="string">
            <text:p>This will be communicated in a later stag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9" office:value-type="string">
            <text:p><text:span text:style-name="T2">Capacité totale des </text:span><text:span text:style-name="T2">batteries</text:span><text:span text:style-name="T3"> / Total </text:span><text:span text:style-name="T3">batteries capacity </text:span><text:span text:style-name="T2">Capacité totale des </text:span><text:span text:style-name="T2">batteries</text:span><text:span text:style-name="T3"> / Total </text:span><text:span text:style-name="T3">batteries capacity </text:span></text:p>
          </table:table-cell>
          <table:table-cell table:style-name="ce17" office:value-type="string">
            <text:p>(Ah ou Wh)</text:p>
          </table:table-cell>
          <table:table-cell table:style-name="ce24" office:value-type="string">
            <text:p>This will be communicated in a later stag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Protection des </text:span><text:span text:style-name="T2">batteries</text:span><text:span text:style-name="T3"> / Batteries </text:span><text:span text:style-name="T3">protection </text:span></text:p>
          </table:table-cell>
          <table:table-cell table:style-name="ce19" office:value-type="string">
            <text:p><text:span text:style-name="T2">sécurité aux chocs, </text:span><text:span text:style-name="T2">persement, </text:span><text:span text:style-name="T2">intempéries, etc</text:span><text:span text:style-name="T3">. / <text:s/></text:span><text:span text:style-name="T3">weather and shock </text:span></text:p>
          </table:table-cell>
          <table:table-cell table:style-name="ce24" office:value-type="string">
            <text:p>This will be communicated in a later stage. It will be a self assembled battery pack in a 3d printed waterproof housing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Coupe circuit </text:span><text:span text:style-name="T2">d'urgence</text:span><text:span text:style-name="T3"> / </text:span><text:span text:style-name="T3">Emergency circuit </text:span><text:span text:style-name="T3">breaker</text:span></text:p>
          </table:table-cell>
          <table:table-cell table:style-name="ce19" office:value-type="string">
            <text:p><text:span text:style-name="T2">contacteur, </text:span><text:span text:style-name="T2">connecteur, prise...</text:span><text:span text:style-name="T3"> / </text:span><text:span text:style-name="T3">switch, plug...</text:span></text:p>
          </table:table-cell>
          <table:table-cell table:style-name="ce24" office:value-type="string">
            <text:p>This will be communicated in a later stag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10" office:value-type="string">
            <text:p><text:span text:style-name="T2">Puisance solaire en </text:span><text:span text:style-name="T2">mouvement</text:span><text:span text:style-name="T3"> / Solar </text:span><text:span text:style-name="T3">power while bike is </text:span><text:span text:style-name="T3">moving</text:span></text:p>
          </table:table-cell>
          <table:table-cell table:style-name="ce20" office:value-type="string">
            <text:p>(Wc)</text:p>
          </table:table-cell>
          <table:table-cell table:style-name="ce24" office:value-type="string">
            <text:p>This will be communicated in a later stage. Probably the maximum of 550 Wp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10" office:value-type="string">
            <text:p><text:span text:style-name="T2">Puissance solaire </text:span><text:span text:style-name="T2">totale</text:span><text:span text:style-name="T3"> / Total solar </text:span><text:span text:style-name="T3">power</text:span></text:p>
          </table:table-cell>
          <table:table-cell table:style-name="ce20" office:value-type="string">
            <text:p>(Wc)</text:p>
          </table:table-cell>
          <table:table-cell table:style-name="ce24" office:value-type="string">
            <text:p>This will be communicated in a later stag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Nombre de chargeur </text:span><text:span text:style-name="T2">solaire</text:span><text:span text:style-name="T3"> / Number of </text:span><text:span text:style-name="T3">solar chargers</text:span></text:p>
          </table:table-cell>
          <table:table-cell table:style-name="ce17"/>
          <table:table-cell table:style-name="ce24" office:value-type="string">
            <text:p>This will be communicated in a later stag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Signalisation des </text:span><text:span text:style-name="T2">panneaux solaires</text:span><text:span text:style-name="T3"> / </text:span><text:span text:style-name="T3">Solar panels visible </text:span><text:span text:style-name="T3">markers </text:span></text:p>
          </table:table-cell>
          <table:table-cell table:style-name="ce19" office:value-type="string">
            <text:p><text:span text:style-name="T2">type de dispositif </text:span><text:span text:style-name="T2">visuel, bandes </text:span><text:span text:style-name="T2">réfléchissantes</text:span><text:span text:style-name="T3"> / </text:span><text:span text:style-name="T3">reflective tape </text:span></text:p>
          </table:table-cell>
          <table:table-cell table:style-name="ce24" office:value-type="string">
            <text:p>This will be communicated in a later stage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7" office:value-type="string">
            <text:p><text:span text:style-name="T2">Outils de mesure</text:span><text:span text:style-name="T3"> / </text:span><text:span text:style-name="T3">Measurement tools </text:span></text:p>
          </table:table-cell>
          <table:table-cell table:style-name="ce17" office:value-type="string">
            <text:p>Moteur, panneaux / cycle analyst, autres, etc.</text:p>
          </table:table-cell>
          <table:table-cell table:style-name="ce24" office:value-type="string">
            <text:p>This will be communicated in a later stage. We have 2 cycle analysts available but not shure yet if we are going to use them both.</text:p>
          </table:table-cell>
          <table:table-cell table:style-name="ce29" office:value-type="string">
            <text:p>November – December</text:p>
          </table:table-cell>
          <table:table-cell table:style-name="ce28" office:value-type="string">
            <text:p>Before March</text:p>
          </table:table-cell>
          <table:table-cell table:style-name="ce28" office:value-type="string">
            <text:p>April – May</text:p>
          </table:table-cell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11"/>
          <table:table-cell table:style-name="ce6"/>
          <table:table-cell table:style-name="ce25" table:number-columns-repeated="4"/>
          <table:table-cell table:style-name="ce6" table:number-columns-repeated="10"/>
          <table:table-cell table:style-name="ce1" table:number-columns-repeated="9"/>
          <table:table-cell table:number-columns-repeated="998"/>
        </table:table-row>
        <table:table-row table:style-name="ro7" table:number-rows-repeated="4">
          <table:table-cell table:style-name="ce1"/>
          <table:table-cell table:style-name="ce12" table:number-columns-repeated="16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13" table:number-columns-repeated="9"/>
          <table:table-cell table:style-name="ce32"/>
          <table:table-cell table:style-name="ce33" table:number-columns-repeated="6"/>
          <table:table-cell table:style-name="ce1" table:number-columns-repeated="9"/>
          <table:table-cell table:number-columns-repeated="998"/>
        </table:table-row>
        <table:table-row table:style-name="ro7" table:number-rows-repeated="6">
          <table:table-cell table:style-name="ce1"/>
          <table:table-cell table:style-name="ce12" table:number-columns-repeated="16"/>
          <table:table-cell table:style-name="ce1" table:number-columns-repeated="9"/>
          <table:table-cell table:number-columns-repeated="998"/>
        </table:table-row>
        <table:table-row table:style-name="ro7">
          <table:table-cell table:style-name="ce1"/>
          <table:table-cell table:style-name="ce12" office:value-type="string">
            <text:p><text:s text:c="2"/></text:p>
          </table:table-cell>
          <table:table-cell table:style-name="ce12" table:number-columns-repeated="15"/>
          <table:table-cell table:style-name="ce1" table:number-columns-repeated="9"/>
          <table:table-cell table:number-columns-repeated="998"/>
        </table:table-row>
        <table:table-row table:style-name="ro7" table:number-rows-repeated="22">
          <table:table-cell table:style-name="ce1"/>
          <table:table-cell table:style-name="ce12" table:number-columns-repeated="16"/>
          <table:table-cell table:style-name="ce1" table:number-columns-repeated="9"/>
          <table:table-cell table:number-columns-repeated="998"/>
        </table:table-row>
        <table:table-row table:style-name="ro8" table:number-rows-repeated="937">
          <table:table-cell table:style-name="ce1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4"/>
          <table:table-cell table:style-name="ce29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0/18/2017</text:date>, <text:time>21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naire_20_technique" style:display-name="PageStyle_questionnaire techn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21:28:05</dc:date>
    <dc:creator>Auguste Colle</dc:creator>
    <meta:document-statistic meta:table-count="1" meta:cell-count="131" meta:object-count="0"/>
    <meta:generator>OpenOffice/4.1.3$Unix OpenOffice.org_project/413m1$Build-9783</meta:generator>
  </office:meta>
</office:document-meta>
</file>